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style:font-size-asian="15pt" style:font-size-complex="15pt"/>
    </style:style>
    <style:style style:name="P4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fo:font-weight="bold" officeooo:paragraph-rsid="0000e2ae" style:font-size-asian="15pt" style:font-weight-asian="bold" style:font-size-complex="15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officeooo:paragraph-rsid="0000e2ae" style:font-size-asian="15pt" style:font-size-complex="15pt"/>
    </style:style>
    <style:style style:name="P6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officeooo:paragraph-rsid="000046ff" style:font-size-asian="15pt" style:font-size-complex="15pt"/>
    </style:style>
    <style:style style:name="P7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fo:font-weight="bold" officeooo:rsid="0000e2ae" officeooo:paragraph-rsid="0000e2ae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top="0in" fo:margin-bottom="0in" style:contextual-spacing="false" fo:line-height="100%"/>
      <style:text-properties style:font-name="DejaVu Sans Mono" fo:font-size="15pt" fo:font-weight="bold" officeooo:rsid="000046ff" officeooo:paragraph-rsid="000046ff" style:font-size-asian="15pt" style:font-weight-asian="bold" style:font-size-complex="15pt" style:font-weight-complex="bold"/>
    </style:style>
    <style:style style:name="T1" style:family="text">
      <style:text-properties style:font-name="DejaVu Sans 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 Robes For Mine</text:p>
      <text:p text:style-name="P2"/>
      <text:p text:style-name="P2">Verse 1</text:p>
      <text:p text:style-name="P3">His robes for mine O wonderful exchange</text:p>
      <text:p text:style-name="P3">Clothed in my sin Christ suffered 'neath God's rage</text:p>
      <text:p text:style-name="P3">Draped in His righteousness I'm justified</text:p>
      <text:p text:style-name="P3">In Christ I live for in my place He died</text:p>
      <text:p text:style-name="P3"/>
      <text:p text:style-name="P4">Chorus</text:p>
      <text:p text:style-name="P5">I cling to Christ and marvel at the cost</text:p>
      <text:p text:style-name="P5">Jesus forsaken God estranged from God</text:p>
      <text:p text:style-name="P5">Bought by such love my life is not my own</text:p>
      <text:p text:style-name="P5">My praise my all shall be for Christ alone</text:p>
      <text:p text:style-name="P4"><text:span text:style-name="T1"/></text:p>
      <text:p text:style-name="P4">Verse 2</text:p>
      <text:p text:style-name="P6">His robes for mine what cause have I for dread</text:p>
      <text:p text:style-name="P6">God's daunting law Christ mastered in my stead</text:p>
      <text:p text:style-name="P6">Faultless I stand with righteous works not mine</text:p>
      <text:p text:style-name="P6">Saved by my Lord's vicarious death and life</text:p>
      <text:p text:style-name="P3"/>
      <text:p text:style-name="P7">Chorus</text:p>
      <text:p text:style-name="P3"/>
      <text:p text:style-name="P2">Verse 3</text:p>
      <text:p text:style-name="P3">His robes for mine God's justice is appeased</text:p>
      <text:p text:style-name="P3">Jesus is crushed and thus the Father's pleased</text:p>
      <text:p text:style-name="P3">Christ drank God's wrath on sin then cried 'Tis done</text:p>
      <text:p text:style-name="P3">Sin's wage is paid propitiation won</text:p>
      <text:p text:style-name="P3"/>
      <text:p text:style-name="P8">Chorus</text:p>
      <text:p text:style-name="P3"/>
      <text:p text:style-name="P2">Verse 4</text:p>
      <text:p text:style-name="P3">His robes for mine such anguish none can know</text:p>
      <text:p text:style-name="P3">Christ God's beloved condemned as though His foe</text:p>
      <text:p text:style-name="P3">He as though I accursed and left alone</text:p>
      <text:p text:style-name="P3">I as though He embraced and welcomed home</text:p>
      <text:p text:style-name="P3"/>
      <text:p text:style-name="P8">Choru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Unifont" style:font-family-asian="Unifont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Unifont" style:font-family-asian="Unifont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fo:margin-top="0in" fo:margin-bottom="0in" style:contextual-spacing="false" fo:line-height="100%"/>
      <style:text-properties officeooo:paragraph-rsid="000046ff"/>
    </style:style>
    <style:style style:name="MP2" style:family="paragraph" style:parent-style-name="Text_20_body">
      <style:paragraph-properties fo:margin-top="0in" fo:margin-bottom="0in" style:contextual-spacing="false" fo:line-height="100%"/>
      <style:text-properties fo:font-size="7pt" officeooo:paragraph-rsid="000046ff" style:font-size-asian="7pt" style:font-size-complex="7pt"/>
    </style:style>
    <style:style style:name="MT1" style:family="text">
      <style:text-properties style:font-name="DejaVu Sans Mono" fo:font-size="7pt" style:font-size-asian="7pt" style:font-size-complex="7pt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402in" fo:margin-left="0in" fo:margin-right="0in" fo:margin-top="0.1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CLI Song #7075450, Chris Anderson | Greg Habegger © 2008 Church Works Worship For use solely with the SongSelect®</text:span><text:a xlink:type="simple" xlink:href="https://songselect.ccli.com/about/termsofuse" text:style-name="Internet_20_link" text:visited-style-name="Visited_20_Internet_20_Link"><text:span text:style-name="MT1">Terms of Use</text:span></text:a><text:span text:style-name="MT1">. All rights reserved. </text:span><text:a xlink:type="simple" xlink:href="http://www.ccli.com/" text:style-name="Internet_20_link" text:visited-style-name="Visited_20_Internet_20_Link"><text:span text:style-name="MT1">www.ccli.com</text:span></text:a><text:span text:style-name="MT1"> CCLI License # 3266058</text:span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20:54:35.516719040</meta:creation-date>
    <dc:date>2025-10-07T18:26:42.911381337</dc:date>
    <meta:editing-duration>PT9M5S</meta:editing-duration>
    <meta:editing-cycles>2</meta:editing-cycles>
    <meta:generator>LibreOffice/24.8.7.2$Linux_X86_64 LibreOffice_project/480$Build-2</meta:generator>
    <meta:document-statistic meta:table-count="0" meta:image-count="0" meta:object-count="0" meta:page-count="1" meta:paragraph-count="30" meta:word-count="210" meta:character-count="1116" meta:non-whitespace-character-count="936"/>
  </office:meta>
</office:document-meta>
</file>